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333333" draw:marker-start-width="0.276cm" draw:marker-end-width="0.276cm" draw:fill="solid" draw:fill-color="#99cc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2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333333" draw:marker-start-width="0.276cm" draw:marker-end-width="0.276cm" draw:fill="solid" draw:fill-color="#579d1c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51cm" svg:stroke-color="#80808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cc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579d1c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b 58%"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529cm" svg:height="1.015cm" svg:x="4.091cm" svg:y="0.535cm">
          <text:p text:style-name="P1"><text:span text:style-name="T1">FE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905cm" svg:height="1.015cm" svg:x="0.816cm" svg:y="2.814cm">
          <text:p text:style-name="P1"><text:span text:style-name="T1">TS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529cm" svg:height="1.015cm" svg:x="4.091cm" svg:y="2.791cm">
          <text:p text:style-name="P1"><text:span text:style-name="T1">AES</text:span><text:span text:style-name="T2">EC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556cm" svg:height="1.015cm" svg:x="4.064cm" svg:y="5.035cm">
          <text:p text:style-name="P1"><text:span text:style-name="T1">Encrypted FEK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.855cm" svg:y1="1.55cm" svg:x2="5.855cm" svg:y2="2.791cm" draw:start-shape="id1" draw:start-glue-point="2" draw:end-shape="id2" draw:end-glue-point="0" svg:d="M5855 1550v1241" svg:viewBox="0 0 1 1242">
          <text:p/>
        </draw:connector>
        <draw:connector draw:style-name="gr2" draw:text-style-name="P3" draw:layer="layout" draw:type="line" svg:x1="5.855cm" svg:y1="3.806cm" svg:x2="5.842cm" svg:y2="5.035cm" draw:start-shape="id2" draw:start-glue-point="2" draw:end-shape="id3" draw:end-glue-point="0" svg:d="M5855 3806l-13 1229" svg:viewBox="0 0 14 1230">
          <text:p/>
        </draw:connector>
        <draw:connector draw:style-name="gr2" draw:text-style-name="P3" draw:layer="layout" draw:type="line" svg:x1="2.721cm" svg:y1="3.321cm" svg:x2="4.091cm" svg:y2="3.298cm" draw:start-shape="id4" draw:end-shape="id2" svg:d="M2721 3321l1370-23" svg:viewBox="0 0 1371 24">
          <text:p/>
        </draw:connector>
        <draw:custom-shape draw:style-name="gr1" draw:text-style-name="P2" xml:id="id7" draw:id="id7" draw:layer="layout" svg:width="2.504cm" svg:height="1.015cm" svg:x="8.164cm" svg:y="5.035cm">
          <text:p text:style-name="P1"><text:span text:style-name="T1">Meta IV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3.16cm" svg:height="1.015cm" svg:x="11.064cm" svg:y="5.035cm">
          <text:p text:style-name="P1"><text:span text:style-name="T1">Meta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.556cm" svg:height="1.015cm" svg:x="4.064cm" svg:y="9.335cm">
          <text:p text:style-name="P1"><text:span text:style-name="T1">Encrypted FE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552cm" svg:height="1.015cm" svg:x="7.608cm" svg:y="9.335cm">
          <text:p text:style-name="P1"><text:span text:style-name="T1">Meta I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504cm" svg:height="1.015cm" svg:x="10.154cm" svg:y="9.335cm">
          <text:p text:style-name="P1"><text:span text:style-name="T1">Ta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4.999cm" svg:height="1.015cm" svg:x="12.654cm" svg:y="9.335cm">
          <text:p text:style-name="P1"><text:span text:style-name="T1">Encrypted Meta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529cm" svg:height="1.015cm" svg:x="10.291cm" svg:y="7.191cm">
          <text:p text:style-name="P1"><text:span text:style-name="T1">AES</text:span><text:span text:style-name="T2">GCM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.644cm" svg:y1="6.05cm" svg:x2="12.055cm" svg:y2="7.191cm" draw:start-shape="id5" draw:start-glue-point="2" draw:end-shape="id6" draw:end-glue-point="0" svg:d="M12644 6050l-589 1141" svg:viewBox="0 0 590 1142">
          <text:p/>
        </draw:connector>
        <draw:connector draw:style-name="gr2" draw:text-style-name="P3" draw:layer="layout" draw:type="line" svg:x1="5.842cm" svg:y1="6.05cm" svg:x2="12.055cm" svg:y2="7.191cm" draw:start-shape="id3" draw:start-glue-point="2" draw:end-shape="id6" draw:end-glue-point="0" svg:d="M5842 6050l6213 1141" svg:viewBox="0 0 6214 1142">
          <text:p/>
        </draw:connector>
        <draw:connector draw:style-name="gr2" draw:text-style-name="P3" draw:layer="layout" draw:type="line" svg:x1="9.416cm" svg:y1="6.05cm" svg:x2="12.055cm" svg:y2="7.191cm" draw:start-shape="id7" draw:start-glue-point="2" draw:end-shape="id6" draw:end-glue-point="0" svg:d="M9416 6050l2639 1141" svg:viewBox="0 0 2640 1142">
          <text:p/>
        </draw:connector>
        <draw:connector draw:style-name="gr4" draw:text-style-name="P3" draw:layer="layout" draw:type="line" svg:x1="9.416cm" svg:y1="6.05cm" svg:x2="8.884cm" svg:y2="9.335cm" draw:start-shape="id7" draw:start-glue-point="2" draw:end-shape="id8" draw:end-glue-point="0" svg:d="M9416 6050l-532 3285" svg:viewBox="0 0 533 3286">
          <text:p/>
        </draw:connector>
        <draw:connector draw:style-name="gr4" draw:text-style-name="P3" draw:layer="layout" draw:type="line" svg:x1="5.842cm" svg:y1="6.05cm" svg:x2="5.842cm" svg:y2="9.335cm" draw:start-shape="id3" draw:start-glue-point="2" draw:end-shape="id9" draw:end-glue-point="0" svg:d="M5842 6050v3285" svg:viewBox="0 0 1 3286">
          <text:p/>
        </draw:connector>
        <draw:connector draw:style-name="gr2" draw:text-style-name="P3" draw:layer="layout" draw:type="line" svg:x1="12.055cm" svg:y1="8.206cm" svg:x2="11.406cm" svg:y2="9.335cm" draw:start-shape="id6" draw:start-glue-point="2" draw:end-shape="id10" draw:end-glue-point="0" svg:d="M12055 8206l-649 1129" svg:viewBox="0 0 650 1130">
          <text:p/>
        </draw:connector>
        <draw:connector draw:style-name="gr2" draw:text-style-name="P3" draw:layer="layout" draw:type="line" svg:x1="12.062cm" svg:y1="8.194cm" svg:x2="15.153cm" svg:y2="9.335cm" draw:end-shape="id11" draw:end-glue-point="0" svg:d="M12062 8194l3091 1141" svg:viewBox="0 0 3092 1142">
          <text:p/>
        </draw:connector>
        <draw:connector draw:style-name="gr2" draw:text-style-name="P3" draw:layer="layout" draw:type="curve" svg:x1="7.62cm" svg:y1="1.042cm" svg:x2="13.82cm" svg:y2="7.698cm" draw:start-shape="id1" draw:start-glue-point="1" draw:end-shape="id6" draw:end-glue-point="1" svg:d="M7620 1042c10087 0 6987 6656 6200 6656" svg:viewBox="0 0 7268 6657">
          <text:p/>
        </draw:connector>
        <draw:frame draw:style-name="gr5" draw:text-style-name="P5" draw:layer="layout" svg:width="2.921cm" svg:height="0.889cm" svg:x="1.016cm" svg:y="9.398cm">
          <draw:text-box>
            <text:p text:style-name="P1"><text:span text:style-name="T3">Meta File:</text:span></text:p>
          </draw:text-box>
        </draw:frame>
        <draw:frame draw:style-name="gr5" draw:text-style-name="P5" draw:layer="layout" svg:width="2.419cm" svg:height="0.889cm" svg:x="6.517cm" svg:y="6.299cm">
          <draw:text-box>
            <text:p text:style-name="P1"><text:span text:style-name="T3">AA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marker draw:name="Arrowheads_20_2" draw:display-name="Arrowheads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2" draw:fill-hatch-name="Hatching_20_1" draw:fill-image-name="Bitmape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5.705cm" fo:page-height="18.2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3.2$Linux_X86_64 LibreOffice_project/00m0$Build-2</meta:generator>
    <dc:date>2017-01-05T09:52:47.742210155</dc:date>
    <meta:editing-duration>PT1H7M11S</meta:editing-duration>
    <meta:editing-cycles>11</meta:editing-cycles>
    <meta:document-statistic meta:object-count="24"/>
  </office:meta>
</office:document-meta>
</file>